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b_alertes">
        <table:table-row>
          <table:table-cell office:value-type="string">
            <text:p>id</text:p>
          </table:table-cell>
          <table:table-cell office:value-type="string">
            <text:p>actif</text:p>
          </table:table-cell>
          <table:table-cell office:value-type="string">
            <text:p>supprimable</text:p>
          </table:table-cell>
          <table:table-cell office:value-type="string">
            <text:p>nom</text:p>
          </table:table-cell>
          <table:table-cell office:value-type="string">
            <text:p>type_id</text:p>
          </table:table-cell>
          <table:table-cell office:value-type="string">
            <text:p>unite</text:p>
          </table:table-cell>
          <table:table-cell office:value-type="string">
            <text:p>modalite_id</text:p>
          </table:table-cell>
          <table:table-cell office:value-type="string">
            <text:p>theme_id</text:p>
          </table:table-cell>
          <table:table-cell office:value-type="string">
            <text:p>espece_id</text:p>
          </table:table-cell>
        </table:table-row>
        <table:table-row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étérogénéité marquée de l'état coporel des vach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tat de propreté du troupeau en hiver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3">
            <text:p>1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mportements agressifs entre les vach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vaches avec blessu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5">
            <text:p>1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'animaux accidentés au pâtu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'animaux accidentés en stabul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7">
            <text:p>1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s animaux d'élevage (génisses après sevrage et vache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s des animaux adultes en période d'engraiss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animaux de plus de 10 an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0">
            <text:p>10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ntant des frais vétérinaires / vélage (hors conseil)</text:p>
          </table:table-cell>
          <table:table-cell office:value-type="float" office:value="2">
            <text:p>2</text:p>
          </table:table-cell>
          <table:table-cell office:value-type="string">
            <text:p>€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1">
            <text:p>1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des génisses à la reproduc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2">
            <text:p>1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riation d'état corporel en phase de reproduc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gestation (nb de vaches pleines / nb de vaches mises à la reproduction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4">
            <text:p>1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'avortements pendant les 3 derniers mois de gestation</text:p>
          </table:table-cell>
          <table:table-cell office:value-type="float" office:value="4">
            <text:p>4</text:p>
          </table:table-cell>
          <table:table-cell office:value-type="string">
            <text:p>avortement(s)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tervalle vêlage 1 - vêlage 2</text:p>
          </table:table-cell>
          <table:table-cell office:value-type="float" office:value="4">
            <text:p>4</text:p>
          </table:table-cell>
          <table:table-cell office:value-type="string">
            <text:p>jour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êlages difficiles des géniss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7">
            <text:p>1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aches avec un problème post-vélage (matrice non-délivrance ou métrit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8">
            <text:p>1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de naissance des veaux mâles</text:p>
          </table:table-cell>
          <table:table-cell office:value-type="float" office:value="1">
            <text:p>1</text:p>
          </table:table-cell>
          <table:table-cell office:value-type="string">
            <text:p>(selon moyenne raciale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graissement : nombre d'animaux en acidose cliniqu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graissement : nombre de morts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1">
            <text:p>1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 : Diarrhées et aspect des bous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2">
            <text:p>1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 : cas cliniques de météorisation</text:p>
          </table:table-cell>
          <table:table-cell office:value-type="float" office:value="4">
            <text:p>4</text:p>
          </table:table-cell>
          <table:table-cell office:value-type="string">
            <text:p>c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 : cas de tétanie d'herbage</text:p>
          </table:table-cell>
          <table:table-cell office:value-type="float" office:value="4">
            <text:p>4</text:p>
          </table:table-cell>
          <table:table-cell office:value-type="string">
            <text:p>c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0 à 2 j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3 à 15 j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15 j au sev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7">
            <text:p>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MQ 0-210 j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8">
            <text:p>1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veaux avec gros nombril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9">
            <text:p>1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eaux avec problème digestif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problème respiratoir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1">
            <text:p>1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problème fonctionnel (fractures écrasement etc.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2">
            <text:p>1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ise de colostrum (% après 6 h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3">
            <text:p>1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colostrum ne venant pas de la mèr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4">
            <text:p>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erte de poids et perte d'état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5">
            <text:p>1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oils piqués, robe déstructuré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uratifs contre les strongles digestifs pour les vaches allaitante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uratifs contre les strongles digestifs pour les génisse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uratifs contre les stronges respiratoires chez les génisse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uratifs contre les stronges respiratoires chez les vaches allaitante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onchites vermineus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1">
            <text:p>1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ouve : nombre de cas cliniques</text:p>
          </table:table-cell>
          <table:table-cell office:value-type="float" office:value="4">
            <text:p>4</text:p>
          </table:table-cell>
          <table:table-cell office:value-type="string">
            <text:p>c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ande douve et paramphistomes : nombre de traitements curatif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3">
            <text:p>1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icket d'abattage avec la mention "foie saisi"</text:p>
          </table:table-cell>
          <table:table-cell office:value-type="float" office:value="4">
            <text:p>4</text:p>
          </table:table-cell>
          <table:table-cell office:value-type="string">
            <text:p>nombr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4">
            <text:p>1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s curatifs ectoparasites au pâturage (tiques, mouches)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5">
            <text:p>1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s curatifs ectoparasites en stabulation (poux, gales, teignes,)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6">
            <text:p>1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aches avec mamelle défectueuse (déséquilibrée, 3 quartiers, trayons à problème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cas de mammites</text:p>
          </table:table-cell>
          <table:table-cell office:value-type="float" office:value="4">
            <text:p>4</text:p>
          </table:table-cell>
          <table:table-cell office:value-type="string">
            <text:p>nombre de mammite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8">
            <text:p>1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aches ayant boité sévèr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aureau qui boit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traités pour boiteri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Hétérogénéité marquée de l'état corporel des vaches intra-lo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vaches observées avec une NEC &lt; ou = à 2</text:p>
          </table:table-cell>
          <table:table-cell office:value-type="float" office:value="1">
            <text:p>1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vaches en fin de période de tarissement avec une NEC inférieure à 3</text:p>
          </table:table-cell>
          <table:table-cell office:value-type="float" office:value="1">
            <text:p>1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s vaches avec une robe déstructurée (poils hérissés, piqués, ternes,...)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tat de propreté des vaches observées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Comportements agressifs entre elles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s vaches observées avec des blessures: gonflements, plaies, coups de corne, ...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talité des génisses (de la naissance au 1er vêlag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talité des vach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nouvellement du troupeau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Montant des frais vétérinaires / vache présente (hors conseil)</text:p>
          </table:table-cell>
          <table:table-cell office:value-type="float" office:value="2">
            <text:p>2</text:p>
          </table:table-cell>
          <table:table-cell office:value-type="string">
            <text:p>eur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des génisses à la première insémination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e au premier vêlage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tervalle vêlage - première IA</text:p>
          </table:table-cell>
          <table:table-cell office:value-type="float" office:value="4">
            <text:p>4</text:p>
          </table:table-cell>
          <table:table-cell office:value-type="string">
            <text:p>jour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vec 3 inséminations ou plu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'IA fécondantes par vache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VV moyen du troupeau (hors lactation longues choisies)</text:p>
          </table:table-cell>
          <table:table-cell office:value-type="float" office:value="4">
            <text:p>4</text:p>
          </table:table-cell>
          <table:table-cell office:value-type="string">
            <text:p>jour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vec un problème de non-délivranc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êlage avec assistance (vêleuse, césarienne)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vec une infection utérine après vêl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vortements pendant les 3 derniers mois.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yant fait des fièvres de lait (fièvre vitulair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yant eu un déplacement de caillet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yant eu une cétose soigné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TB &gt; 45 ou &lt; 30 ( ! particularités raciale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5">
            <text:p>2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étanies d'herb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6">
            <text:p>20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% de vaches avec TBi - TPi &lt; 3g/kg et TBi faible &lt;35g/kg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7">
            <text:p>2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vaches avec bouses anormales (liquides, mousse, claires)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9">
            <text:p>2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urée du lait &gt; 350 mg/l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0">
            <text:p>2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yenne des comptages annuel en cellules somatiques</text:p>
          </table:table-cell>
          <table:table-cell office:value-type="float" office:value="4">
            <text:p>4</text:p>
          </table:table-cell>
          <table:table-cell office:value-type="string">
            <text:p>cell./m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équence annuelle de mammites cliniqu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2">
            <text:p>2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uvelles infections en période sèch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3">
            <text:p>2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ections mammaires en début de lactation sur les primipa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4">
            <text:p>2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staphylocoques dans le lai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5">
            <text:p>2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talité durant les premières 24h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6">
            <text:p>20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talité de 1 jour de vie jusqu'au sev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7">
            <text:p>2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bidité (% de veaux traités et guéris parmi les veaux élevé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8">
            <text:p>2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eaux avec des infections ombilicales (gros nombril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eaux avec problèmes digestifs (diarrhée, coccidios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0">
            <text:p>2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eaux avec problèm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1">
            <text:p>20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aisse de la production laitièr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Hétérogénéité de croissance sur les jeunes après 8 mois d'âge</text:p>
          </table:table-cell>
          <table:table-cell office:value-type="float" office:value="4">
            <text:p>4</text:p>
          </table:table-cell>
          <table:table-cell office:value-type="string">
            <text:p>g/jou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ombre de vaches avec une NEC &lt; ou = à 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as de reprise d'état en fin de lactation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iarrhées sur jeunes et adult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6">
            <text:p>20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oils piqués et ternes, robe déstructuré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Toux estivale ou automnal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ssoufflement lors de l'effor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urée de pâturage cumulé avant premier vêlage (en mois)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0">
            <text:p>20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Oedème sous glossien (signe de la bouteille)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1">
            <text:p>2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s foies ont-ils été saisis à l'abattag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Vaches maigres à poils piqués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iarrhées sur les animaux adultes (hors causes alimentaires)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4">
            <text:p>2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vec des zones de dépilation, de grattage ?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5">
            <text:p>20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boitant sévèrement selon le score de locomo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6">
            <text:p>2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éformes pour problèmes de pattes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nimaux traités pour boiteri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8">
            <text:p>20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Vaches avec des sabots allongés dans le troupeau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salmonelles dans le lait</text:p>
          </table:table-cell>
          <table:table-cell office:value-type="float" office:value="4">
            <text:p>4</text:p>
          </table:table-cell>
          <table:table-cell office:value-type="string">
            <text:p>ca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60">
            <text:p>20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listeria dans le lait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colibacilles dans le lai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62">
            <text:p>2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é-insémination dans les 60 jours suivant une insémin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État corporel du lot ou du troupeau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1">
            <text:p>3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État de propreté des animaux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2">
            <text:p>3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réform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3">
            <text:p>3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s chèv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4">
            <text:p>3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chèvres atteintes de troubl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chèvres atteintes de troubles digestifs ?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6">
            <text:p>3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moyen du lot à 8 mois (par rapport au poids moyen adulte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7">
            <text:p>3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à comportements sociaux anormaux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8">
            <text:p>3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présentant des troubles nerveux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9">
            <text:p>3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chevrettes à la première mise à la reproduction</text:p>
          </table:table-cell>
          <table:table-cell office:value-type="float" office:value="4">
            <text:p>4</text:p>
          </table:table-cell>
          <table:table-cell office:value-type="string">
            <text:p>kg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0">
            <text:p>30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hèvres ayant mis-bas en 2 moi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1">
            <text:p>3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-délivrance après mise ba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2">
            <text:p>3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mises bas diffici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3">
            <text:p>3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vortements (+ de 3 en 1 semaine ou + de 4 % au total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4">
            <text:p>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térotoxémies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5">
            <text:p>3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xémies de gestation, cétos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6">
            <text:p>3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idose ruminal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7">
            <text:p>3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calos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8">
            <text:p>3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rolithiase (gravelle) du bouc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9">
            <text:p>3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ncentration en Cellules Somatiques du lait de Tank</text:p>
          </table:table-cell>
          <table:table-cell office:value-type="float" office:value="4">
            <text:p>4</text:p>
          </table:table-cell>
          <table:table-cell office:value-type="string">
            <text:p>cell./m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0">
            <text:p>3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 transformation : présence de salmonell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1">
            <text:p>3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 transformation : présence de listeria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2">
            <text:p>3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 transformation : présence de staphylocoques &gt; seuil réglemen.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hèvres infectées incurab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4">
            <text:p>3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hèvres avec déséquilibres mammaires importants (largeur 3 doigt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as de mammites cliniques pendant le 1er mo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6">
            <text:p>3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hèvres avec abcè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7">
            <text:p>3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urant les premières 24h (hors avortement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8">
            <text:p>3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nouvellement : Taux de mortalité chez les chevrett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9">
            <text:p>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avant sev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0">
            <text:p>3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iarrhées néonatales les 2 premières semain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1">
            <text:p>3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ection du nombril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2">
            <text:p>3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cas d'arthrit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3">
            <text:p>3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lèm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4">
            <text:p>3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des chevrettes au sevrag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5">
            <text:p>3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e des chevrettes au sevrag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6">
            <text:p>30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yptosporidios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7">
            <text:p>3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ccidios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8">
            <text:p>3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ésultats de coproscopies</text:p>
          </table:table-cell>
          <table:table-cell office:value-type="float" office:value="4">
            <text:p>4</text:p>
          </table:table-cell>
          <table:table-cell office:value-type="string">
            <text:p>op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9">
            <text:p>3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rongles gastro-intestinaux : symptôm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0">
            <text:p>3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rongles respiratoires : symptôm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1">
            <text:p>3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 systématique contre les strongles digestif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2">
            <text:p>3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Échec fréquent des traitement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3">
            <text:p>3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chèvres avec muqueuses pa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4">
            <text:p>3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mphistomes à l'autopsi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5">
            <text:p>3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s ectoparasites au pâturage (tiques, mouches ...)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6">
            <text:p>3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s ectoparasites en stabulation (poux, gales, teignes,puce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7">
            <text:p>3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nglons déformés ou sabots allongés (ski) fréquent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8">
            <text:p>3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'arthrites / gros genoux (chèvres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9">
            <text:p>3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 transformation : présence dEscherichia coli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50">
            <text:p>3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lésions cutanées (ectoparasites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51">
            <text:p>3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kératites (mouches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omogénéité et état corporel du lot ou du troupeau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1">
            <text:p>4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tat de propreté des animaux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réform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3">
            <text:p>4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s breb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4">
            <text:p>4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roubles respiratoires chroniqu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5">
            <text:p>4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roubles digestifs ? (propreté arrière train, diarrhée, ballonnement, etc..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6">
            <text:p>4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moyen du lot à 8 moi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7">
            <text:p>4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à comportements sociaux anormaux ou stéréotypies (peur, tics, pica,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8">
            <text:p>4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présentant des troubles nerveux (convulsion, pousser au mur, perte déquilibre, coma,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9">
            <text:p>4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infertilité des antenaises et agnelles : vides / mises à la reproduc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0">
            <text:p>40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mises-bas en 1 moi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1">
            <text:p>4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'infertilité en fonction de la période et de la durée de la lut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2">
            <text:p>4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avortement tardif (dans les 15 jours avant la mise bas prévue) des breb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'avortement tardif des antenais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4">
            <text:p>4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-a-til eu plus de 3 avortements en une semaine à la dernière mise-ba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5">
            <text:p>4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oxémie de gest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6">
            <text:p>4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prolapsus vaginal en fin de gest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7">
            <text:p>4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eu un agnelage difficil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8">
            <text:p>4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prolificité</text:p>
          </table:table-cell>
          <table:table-cell office:value-type="float" office:value="1">
            <text:p>1</text:p>
          </table:table-cell>
          <table:table-cell office:value-type="string">
            <text:p>Par rapport à la moyenne raci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9">
            <text:p>4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urée de mise bas d'un lot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réformées pour cause de mammite et/ou perte d'un quartier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1">
            <text:p>4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mamelle durant la phase d'allait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2">
            <text:p>4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de faible poids à la naissance (&lt; 2kg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3">
            <text:p>4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(hors prédation) naissance-vente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4">
            <text:p>4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inatalité mort-né et dans les premières 48h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 48 heures à 10 jours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6">
            <text:p>4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 10 jours au sevrage-commercialisation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7">
            <text:p>4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(hors prédation) entre le sevrage et la première mise bas des agnel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8">
            <text:p>4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n'ayant pas tété 2h après la naissance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9">
            <text:p>4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agneaux faibles qui ne se lèvent pas au bout de 20 minutes environ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"agneau baveur" (0-5 jour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1">
            <text:p>4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du cordon (gros cordon, nombril humid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2">
            <text:p>4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ecthyma sévèr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3">
            <text:p>4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avant 3 semain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de 3 semaines au sevrag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6">
            <text:p>40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après sevrage en bergeri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7">
            <text:p>4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après sevrage à lherb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8">
            <text:p>4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9">
            <text:p>4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saisie à l'abattoir en lien avec des problèmes respiratoires (côtelette) pleurésie (si information disponibl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arthri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1">
            <text:p>4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raid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2">
            <text:p>4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entérotoxémie de 2 semaines à la ven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3">
            <text:p>4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ballonnement / météoris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4">
            <text:p>4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nerveux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5">
            <text:p>4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lles atteintes de diarrhées au pâtu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6">
            <text:p>4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peau dû à la gal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7">
            <text:p>4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peau (hors gales...) et de la toison :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8">
            <text:p>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brebis avec indice FAMACHA &gt;3 (rose pâle, blanc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9">
            <text:p>4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gnes dinfestation par des parasites gastro-intestinaux (amaigrissement, anémie, copro &gt; 1000,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0">
            <text:p>4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gnes dinfestation par la grande douve + paramphistome (symptômes, sérologie pour GD, copro pour P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1">
            <text:p>4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gnes dinfestation par la petite douv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2">
            <text:p>40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gnes dinfestation par les strongles pulmonair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3">
            <text:p>4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ases - Oestr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4">
            <text:p>4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traitées individuellement pour boiteri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5">
            <text:p>40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ollectifs /an</text:p>
          </table:table-cell>
          <table:table-cell office:value-type="float" office:value="4">
            <text:p>4</text:p>
          </table:table-cell>
          <table:table-cell office:value-type="string">
            <text:p>traitements/lot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6">
            <text:p>4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boitant sévèr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7">
            <text:p>4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'intervention curative sur les onglons (soins, parage curatif, pédiluve)</text:p>
          </table:table-cell>
          <table:table-cell office:value-type="float" office:value="4">
            <text:p>4</text:p>
          </table:table-cell>
          <table:table-cell office:value-type="string">
            <text:p>intervention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omogénéité et état corporel du lot ou du troupeau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1">
            <text:p>5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tat de propreté des animaux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2">
            <text:p>5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réforme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3">
            <text:p>5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s breb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4">
            <text:p>5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roubles respiratoires (atteinte chronique ou épidémiqu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5">
            <text:p>5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roubles digestifs ? (propreté arrière train, diarrhée, ballonnement, etc..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6">
            <text:p>5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moyen du lot à 8 mois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7">
            <text:p>5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à comportements sociaux anormaux ou stéréotypi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8">
            <text:p>5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présentant des troubles nerveux (hors biberon et sevrag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9">
            <text:p>5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infertilité des antenaises et agnelles : % vides / total en repro (sur 2 mois de lutt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1">
            <text:p>5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'infertilité en fonction de la période et de la durée de la lutte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2">
            <text:p>5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avortement tardif adultes (dans les 15 jours avant la mise bas prévu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3">
            <text:p>5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avortement tardif agnelles (dans les 15 jours avant la mise bas prévu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4">
            <text:p>5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oxémie de gest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5">
            <text:p>5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prolapsus vaginal en fin de gest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6">
            <text:p>5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eu un agnelage difficil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7">
            <text:p>5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prolificité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8">
            <text:p>5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urée de mise bas d'un lot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9">
            <text:p>5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mmites cliniqu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0">
            <text:p>5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mmites subcliniques, concentration cellulaire du tank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1">
            <text:p>5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rmes Listéria, salmonelle, E.coli et STEC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2">
            <text:p>5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utyriqu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3">
            <text:p>5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seudomona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4">
            <text:p>5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de faible poids à la naissance (&lt; 2kg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5">
            <text:p>5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(hors prédation) naissance-vente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6">
            <text:p>5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inatalité mort-né et dans les premières 48h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7">
            <text:p>5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 48 heures à 10 jours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8">
            <text:p>5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 10 jours au sevrage-commercialisation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9">
            <text:p>5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(hors prédation) entre le sevrage et la première mise bas des agnel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0">
            <text:p>5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n'ayant pas tété 2h après la naissance (faiblesse, bouche froide, dos rond, bêlement de l'agneau, mamelle tendue, agneau creux...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1">
            <text:p>5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'agneaux faibles qui ne se lèvent pas au bout de 20 minutes environ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2">
            <text:p>5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"agneau baveur" (0-5 jour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3">
            <text:p>5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du cordon (gros cordon, nombril humid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4">
            <text:p>5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ecthyma sévèr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5">
            <text:p>5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avant 1 mo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7">
            <text:p>5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entre 1 mois et le sev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8">
            <text:p>5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(après sevrage) en bergeri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9">
            <text:p>5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(après sevrage) à lherb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0">
            <text:p>5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1">
            <text:p>5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saisie à l'abattoir en lien avec des problèmes respiratoires (côtelette) pleurésie (si information disponibl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2">
            <text:p>5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arthri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3">
            <text:p>5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raid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4">
            <text:p>5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locomoteurs dorigine accidentell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5">
            <text:p>5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enterotoxémie de 2 semaines à la ven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6">
            <text:p>5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ballonnement / météoris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7">
            <text:p>5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nerveux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8">
            <text:p>5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lles atteintes de diarrhées au pâtu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9">
            <text:p>5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peau dû à la gal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peau (hors gales...) et de la toison :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1">
            <text:p>5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vec indice FAMACHA &gt;3 (rose pâle, blanc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2">
            <text:p>50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sitisme gastro-intestin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3">
            <text:p>5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sitisme par la Grande Douve (+ paramphistome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4">
            <text:p>5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sitisme par la Petite Douv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5">
            <text:p>50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sitisme par les strongles pulmonair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6">
            <text:p>5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Coccidios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7">
            <text:p>5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as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9">
            <text:p>5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traitées individuellement pour boiteries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ollectifs /an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61">
            <text:p>50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boitant sévèr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62">
            <text:p>5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'intervention curative sur les onglons (soins, parage curatif, pédiluve) 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64">
            <text:p>50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-délivranc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3-02-06T17:28:54</meta:creation-date>
  </office:meta>
</office:document-meta>
</file>